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a6b" officeooo:paragraph-rsid="001fca6b"/>
    </style:style>
    <style:style style:name="P2" style:family="paragraph" style:parent-style-name="Standard">
      <style:text-properties officeooo:rsid="001fca6b" officeooo:paragraph-rsid="001fca6b"/>
    </style:style>
    <style:style style:name="T1" style:family="text">
      <style:text-properties officeooo:rsid="001fca6b"/>
    </style:style>
    <style:style style:name="T2" style:family="text">
      <style:text-properties officeooo:rsid="0020b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1">ASSIGNMENT-3</text:span></text:p>
      <text:p text:style-name="Standard"/>
      <text:p text:style-name="Standard"/>
      <text:p text:style-name="P1">Ans1. <text:s/><text:span text:style-name="T2">ANSI recognizes the date data type format, the default statement is based on ANSI standards.</text:span></text:p>
      <text:p text:style-name="P1"/>
      <text:p text:style-name="P1"/>
      <text:p text:style-name="P1">Ans2. DML sub-division of sql is used to insert values into tables.</text:p>
      <text:p text:style-name="P1"><text:s text:c="11"/><text:span text:style-name="T2">DML commands are Insert, Delete, Updat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9:38:28.189021573</meta:creation-date>
    <dc:date>2023-09-10T23:41:06.475821707</dc:date>
    <meta:editing-duration>PT7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5" meta:character-count="280" meta:non-whitespace-character-count="186"/>
  </office:meta>
</office:document-meta>
</file>